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02" calcext:value-type="date">
            <text:p>02/10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01" calcext:value-type="date">
            <text:p>01/12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01" calcext:value-type="date">
            <text:p>01/12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Mens. 11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6-01-31" calcext:value-type="date">
            <text:p>31/01/2026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Mens. 12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6-01-31" calcext:value-type="date">
            <text:p>31/01/2026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6-01-31" calcext:value-type="date">
            <text:p>31/01/2026</text:p>
          </table:table-cell>
          <table:table-cell table:style-name="ce59" office:value-type="string" calcext:value-type="string">
            <text:p>Mens. 01/2026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8]-[.F8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6-02-28" calcext:value-type="date">
            <text:p>28/02/2026</text:p>
          </table:table-cell>
          <table:table-cell table:style-name="ce59" office:value-type="string" calcext:value-type="string">
            <text:p>Mens. 02/2026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9]-[.F9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9])" office:value-type="float" office:value="600" calcext:value-type="float">
            <text:p>6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1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">
      <style:text-properties fo:color="#ff0000"/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date-style style:name="N147"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</number:number-style>
    <number:number-style style:name="N15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2">
      <number:text>-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time-style style:name="N153">
      <number:minutes number:style="long"/>
      <number:text>:</number:text>
      <number:seconds number:style="long"/>
    </number:time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3.907046221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3.9090048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3-02T11:12:44.218892630</dc:date>
    <meta:print-date>2019-12-18T13:30:11.329000000</meta:print-date>
    <dc:language>pt-PT</dc:language>
    <meta:editing-cycles>454</meta:editing-cycles>
    <meta:editing-duration>PT15H5M1S</meta:editing-duration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